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b4983" officeooo:paragraph-rsid="001b4983"/>
    </style:style>
    <style:style style:name="P3" style:family="paragraph" style:parent-style-name="Standard">
      <style:text-properties officeooo:rsid="001c758a" officeooo:paragraph-rsid="001c758a"/>
    </style:style>
    <style:style style:name="P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2230b5" officeooo:paragraph-rsid="002230b5"/>
    </style:style>
    <style:style style:name="P6" style:family="paragraph" style:parent-style-name="Standard">
      <style:text-properties fo:font-weight="bold" officeooo:rsid="002230b5" officeooo:paragraph-rsid="002230b5" style:font-weight-asian="bold" style:font-weight-complex="bold"/>
    </style:style>
    <style:style style:name="P7" style:family="paragraph" style:parent-style-name="Standard">
      <style:text-properties officeooo:paragraph-rsid="002230b5"/>
    </style:style>
    <style:style style:name="P8" style:family="paragraph" style:parent-style-name="Standard">
      <style:text-properties officeooo:paragraph-rsid="0023524c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language="es" fo:country="ES" fo:font-style="normal" style:text-underline-style="none" fo:font-weight="normal" officeooo:rsid="000a5246" officeooo:paragraph-rsid="001fc2af" style:text-blinking="false" fo:background-color="transparent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language="es" fo:country="ES" fo:font-style="normal" style:text-underline-style="none" fo:font-weight="normal" officeooo:rsid="00187a34" officeooo:paragraph-rsid="001fc2af" style:text-blinking="false" fo:background-color="transparent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language="es" fo:country="ES" fo:font-style="normal" style:text-underline-style="none" fo:font-weight="normal" officeooo:rsid="002230b5" officeooo:paragraph-rsid="002230b5" style:text-blinking="false" fo:background-color="transparent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Liberation Serif" fo:font-size="12pt" fo:language="es" fo:country="ES" fo:font-style="normal" fo:font-weight="normal" officeooo:rsid="001159df" officeooo:paragraph-rsid="001fc2af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style:writing-mode="lr-tb"/>
      <style:text-properties style:font-name="Liberation Serif" fo:font-size="12pt" fo:font-style="normal" fo:font-weight="normal" officeooo:paragraph-rsid="001fc2a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style:writing-mode="lr-tb"/>
      <style:text-properties style:font-name="Liberation Serif" fo:font-size="12pt" fo:language="es" fo:country="ES" fo:font-style="normal" fo:font-weight="normal" officeooo:rsid="00100f05" officeooo:paragraph-rsid="001fc2a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style:writing-mode="lr-tb"/>
      <style:text-properties style:font-name="Liberation Serif" fo:font-size="12pt" fo:language="es" fo:country="ES" fo:font-style="normal" fo:font-weight="normal" officeooo:rsid="001159df" officeooo:paragraph-rsid="001fc2a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style:writing-mode="lr-tb"/>
      <style:text-properties style:font-name="Liberation Serif" fo:font-size="12pt" fo:language="es" fo:country="ES" fo:font-style="normal" fo:font-weight="normal" officeooo:rsid="001159df" officeooo:paragraph-rsid="001fc2a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style:writing-mode="lr-tb"/>
      <style:text-properties style:font-name="Liberation Serif" fo:font-size="12pt" fo:language="es" fo:country="ES" fo:font-style="italic" fo:font-weight="normal" officeooo:rsid="00100f05" officeooo:paragraph-rsid="001fc2af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style:writing-mode="lr-tb"/>
      <style:text-properties style:font-name="Liberation Serif" fo:font-size="12pt" fo:language="es" fo:country="ES" fo:font-style="italic" fo:font-weight="normal" officeooo:rsid="001fc2af" officeooo:paragraph-rsid="001fc2a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">
      <style:paragraph-properties style:writing-mode="lr-tb"/>
      <style:text-properties style:font-name="Liberation Serif" fo:font-size="12pt" officeooo:paragraph-rsid="001fc2af" style:font-size-asian="12pt" style:font-size-complex="12pt"/>
    </style:style>
    <style:style style:name="P20" style:family="paragraph" style:parent-style-name="Text_20_body" style:list-style-name="L3">
      <style:text-properties style:font-name="Liberation Serif" fo:font-size="12pt" fo:language="es" fo:country="ES" fo:font-style="normal" fo:font-weight="normal" officeooo:rsid="001716ba" officeooo:paragraph-rsid="001fc2a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3">
      <style:paragraph-properties style:writing-mode="lr-tb"/>
      <style:text-properties fo:font-variant="normal" fo:text-transform="none" fo:color="#000000" style:text-line-through-style="none" style:text-line-through-type="none" style:font-name="Liberation Serif" fo:font-size="12pt" fo:language="es" fo:country="ES" fo:font-style="normal" style:text-underline-style="none" fo:font-weight="normal" officeooo:rsid="000c4add" officeooo:paragraph-rsid="001fc2af" style:text-blinking="false" fo:background-color="transparent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af37d"/>
    </style:style>
    <style:style style:name="T2" style:family="text">
      <style:text-properties officeooo:rsid="001c055c"/>
    </style:style>
    <style:style style:name="T3" style:family="text">
      <style:text-properties officeooo:rsid="001c758a"/>
    </style:style>
    <style:style style:name="T4" style:family="text">
      <style:text-properties officeooo:rsid="001fc2af"/>
    </style:style>
    <style:style style:name="T5" style:family="text">
      <style:text-properties fo:language="es" fo:country="ES" officeooo:rsid="00100f05"/>
    </style:style>
    <style:style style:name="T6" style:family="text">
      <style:text-properties fo:language="es" fo:country="ES" officeooo:rsid="00119cd9"/>
    </style:style>
    <style:style style:name="T7" style:family="text">
      <style:text-properties fo:language="es" fo:country="ES" fo:font-style="normal" fo:font-weight="normal" officeooo:rsid="001b86fa" style:font-style-asian="normal" style:font-weight-asian="normal" style:font-style-complex="normal" style:font-weight-complex="normal"/>
    </style:style>
    <style:style style:name="T8" style:family="text">
      <style:text-properties fo:language="es" fo:country="ES" fo:font-style="normal" fo:font-weight="normal" officeooo:rsid="00100f05" style:font-style-asian="normal" style:font-weight-asian="normal" style:font-style-complex="normal" style:font-weight-complex="normal"/>
    </style:style>
    <style:style style:name="T9" style:family="text">
      <style:text-properties fo:language="es" fo:country="ES" fo:font-style="normal" fo:font-weight="normal" officeooo:rsid="001159df" style:font-style-asian="normal" style:font-weight-asian="normal" style:font-style-complex="normal" style:font-weight-complex="normal"/>
    </style:style>
    <style:style style:name="T10" style:family="text">
      <style:text-properties fo:language="es" fo:country="ES" fo:font-style="normal" fo:font-weight="normal" officeooo:rsid="002183ef" style:font-style-asian="normal" style:font-weight-asian="normal" style:font-style-complex="normal" style:font-weight-complex="normal"/>
    </style:style>
    <style:style style:name="T11" style:family="text">
      <style:text-properties officeooo:rsid="001b86fa"/>
    </style:style>
    <style:style style:name="T12" style:family="text">
      <style:text-properties officeooo:rsid="002183ef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2230b5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officeooo:rsid="002352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S DE CADENES</text:p>
      <text:p text:style-name="P4"/>
      <text:p text:style-name="P4"><text:span text:style-name="T4">Felicitació nadalenca:</text:span></text:p>
      <text:p text:style-name="P13"><text:span text:style-name="T5">Fes un programa que passi un nombre </text:span><text:span text:style-name="T6">enter positiu </text:span><text:span text:style-name="T5">per argument i dibuixi un avet de nadal.</text:span></text:p>
      <text:p text:style-name="P14">Exemple d'execució:</text:p>
      <text:p text:style-name="P14"/>
      <text:p text:style-name="P17">python felicitacio_nadalenca.py </text:p>
      <text:p text:style-name="P18">6</text:p>
      <text:p text:style-name="P17"/>
      <text:p text:style-name="P17"><text:tab/><text:tab/><text:tab/><text:tab/><text:tab/><text:tab/>*<text:tab/><text:tab/></text:p>
      <text:p text:style-name="P17"><text:tab/><text:tab/><text:tab/><text:tab/> <text:s text:c="21"/>***</text:p>
      <text:p text:style-name="P17"><text:tab/><text:tab/><text:tab/><text:tab/><text:tab/> <text:s text:c="7"/>*****</text:p>
      <text:p text:style-name="P17"><text:tab/><text:tab/><text:tab/><text:tab/><text:tab/> <text:s text:c="5"/>*******</text:p>
      <text:p text:style-name="P17"><text:tab/><text:tab/><text:tab/><text:tab/><text:tab/> <text:s text:c="3"/>*********</text:p>
      <text:p text:style-name="P17"><text:tab/><text:tab/><text:tab/><text:tab/><text:tab/> <text:s/>***********</text:p>
      <text:p text:style-name="P17"><text:tab/><text:tab/><text:tab/><text:tab/><text:tab/> <text:s text:c="9"/>***</text:p>
      <text:p text:style-name="P17"><text:tab/><text:tab/><text:tab/><text:tab/><text:tab/> <text:s text:c="9"/>***</text:p>
      <text:p text:style-name="P17"><text:tab/><text:tab/><text:tab/><text:tab/><text:tab/> <text:s text:c="9"/>***</text:p>
      <text:p text:style-name="P17"><text:tab/><text:tab/><text:tab/><text:tab/><text:tab/> <text:s text:c="9"/>***</text:p>
      <text:p text:style-name="P17"><text:tab/><text:tab/><text:tab/><text:tab/><text:tab/><text:tab/></text:p>
      <text:p text:style-name="P17"><text:tab/><text:tab/><text:tab/><text:tab/><text:tab/><text:tab/><text:span text:style-name="T13"><text:tab/><text:tab/><text:tab/><text:tab/> <text:s text:c="8"/></text:span></text:p>
      <text:p text:style-name="P14"/>
      <text:p text:style-name="P15">Les característiques de l'avet de la felicitació són les següents:</text:p>
      <text:list xml:id="list903340161" text:style-name="L1">
        <text:list-item>
          <text:p text:style-name="P19"><text:span text:style-name="T7">la copa de l'arbre </text:span><text:span text:style-name="T8">ha de tenir tantes fileres com el nombre que </text:span><text:span text:style-name="T9">es </text:span><text:span text:style-name="T10">llegeix.</text:span></text:p>
        </text:list-item>
        <text:list-item>
          <text:p text:style-name="P16">utilitzarem el caràcter '*' per dibuixar-lo</text:p>
        </text:list-item>
        <text:list-item>
          <text:p text:style-name="P16">La primera filera <text:span text:style-name="T11">de la copa</text:span> tindrà un únic '*', i en cada filera s'incrementaran com indica el dibuix. </text:p>
        </text:list-item>
        <text:list-item>
          <text:p text:style-name="P16">El tronc sempre serà un rectangle de 3 x <text:span text:style-name="T12">4</text:span></text:p>
        </text:list-item>
        <text:list-item>
          <text:p text:style-name="P16">L'avet s'ha de dibuixar <text:span text:style-name="T11">centrat </text:span>a la meitat de la pantalla. Suposarem que la pantalla té una <text:span text:style-name="T11">amplit</text:span>ud de <text:span text:style-name="T11">81</text:span> caràcters <text:span text:style-name="T14">(que és la mida standard, però ha de ser fàcil canviar l’amplitud.</text:span></text:p>
        </text:list-item>
      </text:list>
      <text:p text:style-name="P9"/>
      <text:p text:style-name="P12"><text:span text:style-name="T15">Cal que facis el següent:</text:span></text:p>
      <text:list xml:id="list3966660420" text:style-name="L3">
        <text:list-item>
          <text:p text:style-name="P20">Fes el joc de proves <text:s/>i les especificacions d'entrada corresponents a aquest programa. El joc de proves pots entregar-lo en aquest full, però les especificacions d'entrada HAN D'ESTAR en el fitxer</text:p>
        </text:list-item>
        <text:list-item>
          <text:p text:style-name="P21">Ja amb l'editor, fes el refinament i POSTERIORMENT codifica el programa.</text:p>
        </text:list-item>
      </text:list>
      <text:p text:style-name="P9"/>
      <text:p text:style-name="P10">ATENCIÓ: recordeu definir constants per tot el que sigui raonable. </text:p>
      <text:p text:style-name="P10"/>
      <text:p text:style-name="P11">A veure si feu aquesta felicitació abans de nadal i l’envieu a tots els amics i coneguts.</text:p>
      <text:p text:style-name="P9"/>
      <text:p text:style-name="P6">Altres exercicis:</text:p>
      <text:p text:style-name="Standard"><text:span text:style-name="T16">1</text:span>-Comptar paraules: </text:p>
      <text:p text:style-name="Standard">Compta el número de paraules que hi ha dins d'una cadena de text que l<text:span text:style-name="T14">legeixi </text:span>(les paraules sempre estan separades per un o més espais en blanc).</text:p>
      <text:p text:style-name="P5">Feu 2 versions: la primera considerant que la frase està ben formada i la segona en que no sigui necessari (coses del tipus ‘ hola <text:s text:c="3"/>adeu ‘. Atenció amb el joc de proves).</text:p>
      <text:p text:style-name="Standard"/>
      <text:p text:style-name="Standard"><text:span text:style-name="T16">2</text:span>- Dissenya un programa que rebi per paràmetre una frase qualsevol i compti les vocals. </text:p>
      <text:p text:style-name="Standard">Ens ha d'indicar per pantalla quina és la vocal més abundant.</text:p>
      <text:p text:style-name="Standard"/>
      <text:p text:style-name="P7"><text:soft-page-break/><text:span text:style-name="T16">3</text:span>- Escriu un programa que donada una cadena ens digui si és un palíndrom o no. Una frase o cadena és palíndroma si es pot llegir en ordre o a l'inrevés obtenint la mateixa frase, per exemple: "dabale arroz a la zorra el abad", és palíndroma. </text:p>
      <text:p text:style-name="P7"/>
      <text:p text:style-name="Standard"><text:span text:style-name="T16">4</text:span>- Fer un programa que rebi un número i ens digui si és un número sencer, un número real o no és un número correcte. </text:p>
      <text:p text:style-name="Standard">Exemple: </text:p>
      <text:p text:style-name="P8"><text:tab/>user-bash$ python 10validar.py </text:p>
      <text:p text:style-name="P8"><text:tab/>56 <text:s text:c="4"/>--&gt; Treu per pantalla: el 56 és un número sencer </text:p>
      <text:p text:style-name="P8"><text:tab/>user-bash$ python 10validar.py </text:p>
      <text:p text:style-name="P8"><text:tab/>52.78 <text:s text:c="4"/>--&gt; Treu per pantalla: el 52.78 és un número real </text:p>
      <text:p text:style-name="P8"><text:tab/>user-bash$ python 10validar.py </text:p>
      <text:p text:style-name="P8"><text:tab/>52AA78 <text:s text:c="4"/>--&gt; Treu per pantalla: el 52AA78 no és un número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文泉驛正黑" style:font-family-asian="文泉驛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Bullet_20_Symbols" style:display-name="Bullet Symbols" style:family="text">
      <style:text-properties style:font-name="Verdana" fo:font-family="Verdana" style:font-family-generic="swiss" fo:font-size="11pt" fo:language="es" fo:country="ES" style:font-name-asian="StarSymbol" style:font-family-asian="StarSymbol" style:font-size-asian="11pt" style:language-asian="en" style:country-asian="US" style:font-name-complex="StarSymbol" style:font-family-complex="StarSymbol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cots </meta:initial-creator>
    <meta:creation-date>2011-12-20T10:25:58</meta:creation-date>
    <dc:date>2020-12-19T15:57:21.381139332</dc:date>
    <meta:editing-duration>PT3H51M20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418" meta:character-count="2507" meta:non-whitespace-character-count="1946"/>
  </office:meta>
</office:document-meta>
</file>